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d54" officeooo:paragraph-rsid="000afd54"/>
    </style:style>
    <style:style style:name="P2" style:family="paragraph" style:parent-style-name="Standard">
      <style:text-properties officeooo:rsid="000b7833" officeooo:paragraph-rsid="000b7833"/>
    </style:style>
    <style:style style:name="P3" style:family="paragraph" style:parent-style-name="Standard">
      <style:text-properties officeooo:rsid="000be7bd" officeooo:paragraph-rsid="000be7bd"/>
    </style:style>
    <style:style style:name="P4" style:family="paragraph" style:parent-style-name="Standard">
      <style:text-properties officeooo:rsid="000c7950" officeooo:paragraph-rsid="000c7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:</text:p>
      <text:p text:style-name="P1">root@Quantiphi-928:/home/shriram/Desktop/Python-Assessment-Solutions# python3 q1.py</text:p>
      <text:p text:style-name="P1">Enter the size of the list: 5</text:p>
      <text:p text:style-name="P1">Enter the element:2</text:p>
      <text:p text:style-name="P1">Enter the element:3</text:p>
      <text:p text:style-name="P1">Enter the element:5</text:p>
      <text:p text:style-name="P1">Enter the element:1</text:p>
      <text:p text:style-name="P1">Enter the element:4</text:p>
      <text:p text:style-name="P1">The Sorted list is: <text:s/>[1, 2, 3, 4, 5]</text:p>
      <text:p text:style-name="P1">Enter the element to be searched: 3 <text:s text:c="2"/></text:p>
      <text:p text:style-name="P1">Element found at position : <text:s/>2</text:p>
      <text:p text:style-name="P1"/>
      <text:p text:style-name="P2">Ques2 :</text:p>
      <text:p text:style-name="P2">root@Quantiphi-928:/home/shriram/Desktop/Python-Assessment-Solutions# python3 q2.py</text:p>
      <text:p text:style-name="P2">Enter the number of tuples 3</text:p>
      <text:p text:style-name="P2">Enter the number of Elements in the tuple 1</text:p>
      <text:p text:style-name="P2">Enter the element 1</text:p>
      <text:p text:style-name="P2">Enter the number of Elements in the tuple 3</text:p>
      <text:p text:style-name="P2">Enter the element 2</text:p>
      <text:p text:style-name="P2">Enter the element 3</text:p>
      <text:p text:style-name="P2">Enter the element 2</text:p>
      <text:p text:style-name="P2">Enter the number of Elements in the tuple 5</text:p>
      <text:p text:style-name="P2">Enter the element 1</text:p>
      <text:p text:style-name="P2">Enter the element 2</text:p>
      <text:p text:style-name="P2">Enter the element 3</text:p>
      <text:p text:style-name="P2">Enter the element 4</text:p>
      <text:p text:style-name="P2">Enter the element 1</text:p>
      <text:p text:style-name="P2">Sorted List is <text:s/>[(1,), (1, 2, 3, 4, 1), (2, 3, 2)]</text:p>
      <text:p text:style-name="P2"/>
      <text:p text:style-name="P3">Ques 3:</text:p>
      <text:p text:style-name="P3">root@Quantiphi-928:/home/shriram/Desktop/Python-Assessment-Solutions# python3 q3.py</text:p>
      <text:p text:style-name="P3">Enter the length of the lexicographical order 5</text:p>
      <text:p text:style-name="P3">Enter the character s</text:p>
      <text:p text:style-name="P3">Enter the character d</text:p>
      <text:p text:style-name="P3">Enter the character w</text:p>
      <text:p text:style-name="P3">Enter the character f</text:p>
      <text:p text:style-name="P3">Enter the character r</text:p>
      <text:p text:style-name="P3">Enter the length of the input string list 5 </text:p>
      <text:p text:style-name="P3">Enter the string srf</text:p>
      <text:p text:style-name="P3">Enter the string sdw</text:p>
      <text:p text:style-name="P3">Enter the string rwf</text:p>
      <text:p text:style-name="P3">Enter the string rwr</text:p>
      <text:p text:style-name="P3">Enter the string dsw</text:p>
      <text:p text:style-name="P3">['sdw', 'srf', 'dsw', 'rwf', 'rwr']</text:p>
      <text:p text:style-name="P1"/>
      <text:p text:style-name="P1">Ques 4:</text:p>
      <text:p text:style-name="P1">python3 q4.py</text:p>
      <text:p text:style-name="P1">Enter the no of pairs4</text:p>
      <text:p text:style-name="P1">Enter the element a</text:p>
      <text:p text:style-name="P1">Enter the element b</text:p>
      <text:p text:style-name="P1">Enter the element c</text:p>
      <text:p text:style-name="P1">Enter the element d</text:p>
      <text:p text:style-name="P1">Enter the element a</text:p>
      <text:p text:style-name="P1">Enter the element e</text:p>
      <text:p text:style-name="P1">Enter the element b</text:p>
      <text:p text:style-name="P1">Enter the element f</text:p>
      <text:p text:style-name="P1">Pairs are : [{'b', 'a'}, {'c', 'd'}, {'e', 'a'}, {'f', 'b'}]</text:p>
      <text:p text:style-name="P1"><text:soft-page-break/>THe groups are <text:s/>[{'a', 'f', 'b', 'e'}, {'c', 'd'}]</text:p>
      <text:p text:style-name="P1">Enter the relationship to check :</text:p>
      <text:p text:style-name="P1"><text:s/>enter the first name: c</text:p>
      <text:p text:style-name="P1">Enter the second name d</text:p>
      <text:p text:style-name="P1">Yes, related</text:p>
      <text:p text:style-name="P1"/>
      <text:p text:style-name="P4">Ques 5:</text:p>
      <text:p text:style-name="P4">root@Quantiphi-928:/home/shriram/Desktop/Python-Assessment-Solutions# python3 q5.py</text:p>
      <text:p text:style-name="P4">arn:aws:s3:::mybuck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7:55:58.575574167</meta:creation-date>
    <meta:generator>LibreOffice/6.0.3.2$Linux_X86_64 LibreOffice_project/00m0$Build-2</meta:generator>
    <dc:date>2019-07-05T18:01:43.834317312</dc:date>
    <meta:editing-duration>PT5M44S</meta:editing-duration>
    <meta:editing-cycles>4</meta:editing-cycles>
    <meta:document-statistic meta:table-count="0" meta:image-count="0" meta:object-count="0" meta:page-count="2" meta:paragraph-count="62" meta:word-count="287" meta:character-count="1714" meta:non-whitespace-character-count="1480"/>
  </office:meta>
</office:document-meta>
</file>